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text-properties officeooo:paragraph-rsid="000a7914"/>
    </style:style>
    <style:style style:name="P4" style:family="paragraph" style:parent-style-name="Standard">
      <style:text-properties fo:font-weight="bold" officeooo:paragraph-rsid="000a7914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officeooo:paragraph-rsid="000a7914" style:font-weight-asian="normal" style:font-weight-complex="normal"/>
    </style:style>
    <style:style style:name="P7" style:family="paragraph" style:parent-style-name="Standard">
      <style:paragraph-properties fo:break-before="column"/>
      <style:text-properties fo:font-weight="normal" officeooo:paragraph-rsid="000a7914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jercicio 1. Comprueba el resultado de las siguientes consultas:</text:h>
      <text:p text:style-name="P4">a. /departamentos =&gt; devuelve todos los datos de departamentos (Esta sería la misma consulta del ejercicio anterior pero sin indicar toda la ruta)</text:p>
      <text:p text:style-name="P6">DATOS DE LA TABLA DEPART 10 CONTABILIDAD SEVILLA 20 INVESTIGACION MADRID 30 VENTAS BARCELONA 40 PRODUCCION BILBAO </text:p>
      <text:p text:style-name="P6"/>
      <text:p text:style-name="P5">b. /departamentos/DEP_ROW =&gt; devuelve las etiquetas de cada DEP_ROW</text:p>
      <text:p text:style-name="P8">10 CONTABILIDAD SEVILLA </text:p>
      <text:p text:style-name="P8">20 INVESTIGACION MADRID </text:p>
      <text:p text:style-name="P8">30 VENTAS BARCELONA </text:p>
      <text:p text:style-name="P8">40 PRODUCCION BILBAO </text:p>
      <text:p text:style-name="P8"/>
      <text:p text:style-name="P5">c. /departamentos/DEP_ROW/DNOMBRE =&gt; devuelve nombres de departamentos entre etiquetas</text:p>
      <text:p text:style-name="P8">CONTABILIDAD</text:p>
      <text:p text:style-name="P8">INVESTIGACION</text:p>
      <text:p text:style-name="P8">VENTAS</text:p>
      <text:p text:style-name="P8">PRODUCCION</text:p>
      <text:p text:style-name="P5"/>
      <text:p text:style-name="P5">d. /departamentos/DEP_ROW/DNOMBRE/text() → Lo mismo que antes pero sin etiquetas</text:p>
      <text:p text:style-name="P8">CONTABILIDAD</text:p>
      <text:p text:style-name="P8">INVESTIGACION</text:p>
      <text:p text:style-name="P8">VENTAS</text:p>
      <text:p text:style-name="P8">PRODUCCION</text:p>
      <text:p text:style-name="P5"/>
      <text:p text:style-name="P5">e. //LOC/text() → localidades NOTA: / se usa para dar rutas absolutas. Si el descriptor comienza con // se supone que la ruta descrita puede comenzar en cualquier parte</text:p>
      <text:p text:style-name="Standard">SEVILLA</text:p>
      <text:p text:style-name="Standard">MADRID</text:p>
      <text:p text:style-name="Standard">BARCELONA</text:p>
      <text:p text:style-name="Standard">BILBAO</text:p>
      <text:p text:style-name="Standard"/>
      <text:h text:style-name="P1" text:outline-level="2"/>
      <text:h text:style-name="P2" text:outline-level="2">Ejercicio 2. Averigua el resultado de las siguientes consultas (utilizaremos el documento ‘db/dam2/empleados.xml’)</text:h>
      <text:p text:style-name="P5">a. /EMPLEADOS/EMP_ROW[DEPT_NO=10]</text:p>
      <text:p text:style-name="P8">7782 CEREZO DIRECTOR 7839 1991-06-09 2885 10 </text:p>
      <text:p text:style-name="P8">7839 REY PRESIDENTE 1991-11-17 4100 10 </text:p>
      <text:p text:style-name="P8">7934 MUÑOZ EMPLEADO 7782 1992-01-23 1690 10 </text:p>
      <text:p text:style-name="P8"/>
      <text:p text:style-name="P5">b. /EMPLEADOS/EMP_ROW/APELLIDO</text:p>
      <text:p text:style-name="P8">SANCHEZ</text:p>
      <text:p text:style-name="P8">ARROYO</text:p>
      <text:p text:style-name="P8">SALA</text:p>
      <text:p text:style-name="P8">JIMENEZ</text:p>
      <text:p text:style-name="P8">MARTIN</text:p>
      <text:p text:style-name="P8">NEGRO</text:p>
      <text:p text:style-name="P8">CEREZO</text:p>
      <text:p text:style-name="P8">GIL</text:p>
      <text:p text:style-name="P8">REY</text:p>
      <text:p text:style-name="P8">TOVAR</text:p>
      <text:p text:style-name="P8">ALONSO</text:p>
      <text:p text:style-name="P8">JIMENO</text:p>
      <text:p text:style-name="P8">FERNANDEZ</text:p>
      <text:p text:style-name="P8">MUÑOZ</text:p>
      <text:p text:style-name="P8"/>
      <text:p text:style-name="P5">c. /EMPLEADOS/EMP_ROW/DEPT_NO</text:p>
      <text:p text:style-name="P8">20</text:p>
      <text:p text:style-name="P8">30</text:p>
      <text:p text:style-name="P8">30</text:p>
      <text:p text:style-name="P8">20</text:p>
      <text:p text:style-name="P8">30</text:p>
      <text:p text:style-name="P8">30</text:p>
      <text:p text:style-name="P8">10</text:p>
      <text:p text:style-name="P8">20</text:p>
      <text:p text:style-name="P8">10</text:p>
      <text:p text:style-name="P8">30</text:p>
      <text:p text:style-name="P8">20</text:p>
      <text:p text:style-name="P8">30</text:p>
      <text:p text:style-name="P8">20</text:p>
      <text:p text:style-name="P8">10</text:p>
      <text:p text:style-name="P8"/>
      <text:p text:style-name="P5">d. /EMPLEADOS/EMP_ROW [DEPT_NO=10]/APELLIDO/text()</text:p>
      <text:p text:style-name="P8">CEREZO</text:p>
      <text:p text:style-name="P8">REY</text:p>
      <text:p text:style-name="P8">MUÑOZ</text:p>
      <text:p text:style-name="P8"/>
      <text:p text:style-name="P4">e. /EMPLEADOS/EMP_ROW [not(OFICIO=’ANALISTA’)]</text:p>
      <text:p text:style-name="P8">7369 SANCHEZ EMPLEADO 7902 1990-12-17 1040 20 </text:p>
      <text:p text:style-name="P8">7499 ARROYO VENDEDOR 7698 1990-02-20 1500 390 30 </text:p>
      <text:p text:style-name="P8">7521 SALA VENDEDOR 7698 1991-02-22 1625 650 30 </text:p>
      <text:p text:style-name="P8">7566 JIMENEZ DIRECTOR 7839 1991-04-02 2900 20 </text:p>
      <text:p text:style-name="P8">7654 MARTIN VENDEDOR 7698 1991-09-29 1600 1020 30 </text:p>
      <text:p text:style-name="P8"><text:soft-page-break/>7698 NEGRO DIRECTOR 7839 1991-05-01 3005 30 </text:p>
      <text:p text:style-name="P8">7782 CEREZO DIRECTOR 7839 1991-06-09 2885 10 </text:p>
      <text:p text:style-name="P8">7839 REY PRESIDENTE 1991-11-17 4100 10 </text:p>
      <text:p text:style-name="P8">7844 TOVAR VENDEDOR 7698 1991-09-08 1350 0 30 </text:p>
      <text:p text:style-name="P8">7876 ALONSO EMPLEADO 7788 1991-09-23 1430 20 </text:p>
      <text:p text:style-name="P8">7900 JIMENO EMPLEADO 7698 1991-12-03 1335 30 </text:p>
      <text:p text:style-name="P8">7934 MUÑOZ EMPLEADO 7782 1992-01-23 1690 10 </text:p>
      <text:p text:style-name="P8"/>
      <text:p text:style-name="P5">f. /EMPLEADOS/EMP_ROW[SALARIO&gt;1300 and DEPT_NO=20]/APELLIDO</text:p>
      <text:p text:style-name="P8">JIMENEZ</text:p>
      <text:p text:style-name="P8">GIL</text:p>
      <text:p text:style-name="P8">ALONSO</text:p>
      <text:p text:style-name="P8">FERNANDEZ</text:p>
      <text:p text:style-name="P8"/>
      <text:p text:style-name="P5">g. /EMPLEADOS/EMP_ROW[1]</text:p>
      <text:p text:style-name="P8">7369 SANCHEZ EMPLEADO 7902 1990-12-17 1040 20 </text:p>
      <text:h text:style-name="Heading_20_2" text:outline-level="2" text:is-list-header="true"/>
      <text:h text:style-name="P2" text:outline-level="2">Ejercicio 3. Investiga en la web las siguientes funciones de XPath y pon algún ejemplo utilizando los documentos departamentos.xml y empleados.xml</text:h>
      <text:p text:style-name="P5">a. last()</text:p>
      <text:p text:style-name="P8">/EMPLEADOS/EMP_ROW[last()] → 7934 MUÑOZ EMPLEADO 7782 1992-01-23 1690 10</text:p>
      <text:p text:style-name="P8"/>
      <text:p text:style-name="P5">b. position()</text:p>
      <text:p text:style-name="P8">/EMPLEADOS/EMP_ROW[position()] → </text:p>
      <text:p text:style-name="P8">7369 SANCHEZ EMPLEADO 7902 1990-12-17 1040 20 </text:p>
      <text:p text:style-name="P8">7499 ARROYO VENDEDOR 7698 1990-02-20 1500 390 30 </text:p>
      <text:p text:style-name="P8">7521 SALA VENDEDOR 7698 1991-02-22 1625 650 30 </text:p>
      <text:p text:style-name="P8">7566 JIMENEZ DIRECTOR 7839 1991-04-02 2900 20 </text:p>
      <text:p text:style-name="P8">7654 MARTIN VENDEDOR 7698 1991-09-29 1600 1020 30 </text:p>
      <text:p text:style-name="P8">7698 NEGRO DIRECTOR 7839 1991-05-01 3005 30 </text:p>
      <text:p text:style-name="P8">7782 CEREZO DIRECTOR 7839 1991-06-09 2885 10 </text:p>
      <text:p text:style-name="P8">7788 GIL ANALISTA 7566 1991-11-09 3000 20 </text:p>
      <text:p text:style-name="P8">7839 REY PRESIDENTE 1991-11-17 4100 10 </text:p>
      <text:p text:style-name="P8">7844 TOVAR VENDEDOR 7698 1991-09-08 1350 0 30 </text:p>
      <text:p text:style-name="P8">7876 ALONSO EMPLEADO 7788 1991-09-23 1430 20 </text:p>
      <text:p text:style-name="P8">7900 JIMENO EMPLEADO 7698 1991-12-03 1335 30 </text:p>
      <text:p text:style-name="P8">7902 FERNANDEZ ANALISTA 7566 1991-12-03 3000 20 </text:p>
      <text:p text:style-name="P8">7934 MUÑOZ EMPLEADO 7782 1992-01-23 1690 10 </text:p>
      <text:p text:style-name="P8"/>
      <text:p text:style-name="P5">c. count()</text:p>
      <text:p text:style-name="P8">30460</text:p>
      <text:p text:style-name="P5">d. sum(),div(),mod()</text:p>
      <text:p text:style-name="P8">sum(/EMPLEADOS/EMP_ROW/SALARIO)</text:p>
      <text:p text:style-name="P8">30460</text:p>
      <text:p text:style-name="P8"/>
      <text:p text:style-name="P5">e. max(), min(),avg()</text:p>
      <text:p text:style-name="P8">max(/EMPLEADOS/EMP_ROW/SALARIO)</text:p>
      <text:p text:style-name="P8"/>
      <text:p text:style-name="P5">f. concat(cadena1, cadena2,…)</text:p>
      <text:p text:style-name="P8">concat(/EMPLEADOS/EMP_ROW[2], /EMPLEADOS/EMP_ROW[1])</text:p>
      <text:p text:style-name="P8">7499 ARROYO VENDEDOR 7698 1990-02-20 1500 390 30 7369 SANCHEZ EMPLEADO 7902 1990-12-17 1040 20</text:p>
      <text:p text:style-name="P8"/>
      <text:p text:style-name="P5">g. starts-with (cadena1, cadena2)</text:p>
      <text:p text:style-name="P8">starts-with(/EMPLEADOS/EMP_ROW[2], /EMPLEADOS/EMP_ROW[1]) → </text:p>
      <text:p text:style-name="P8">false</text:p>
      <text:p text:style-name="P8"/>
      <text:p text:style-name="P5">h. contains(cad1,cad2)</text:p>
      <text:p text:style-name="P8">contains(/EMPLEADOS/EMP_ROW[2], /EMPLEADOS/EMP_ROW[1]) → </text:p>
      <text:p text:style-name="P8">false</text:p>
      <text:p text:style-name="P8"/>
      <text:p text:style-name="P5">i. string-length(argumento)</text:p>
      <text:p text:style-name="P8">string-length(/EMPLEADOS/EMP_ROW[2]) →</text:p>
      <text:p text:style-name="P6">63</text:p>
      <text:p text:style-name="P7"/>
      <text:h text:style-name="P3" text:outline-level="2" text:is-list-header="true"><text:soft-page-break/>Ejercicio 4. Resuelve las siguientes consultas:</text:h>
      <text:p text:style-name="P5">a. Devuelve el apellido del penúltimo empleado (NOTA: utilizar last())</text:p>
      <text:p text:style-name="P8">(//APELLIDO)[last()-1]</text:p>
      <text:p text:style-name="P8"/>
      <text:p text:style-name="P5">b. Obtén los elementos del empleado que ocupa la posición 3 (position())</text:p>
      <text:p text:style-name="P8">//EMP_ROW[position()=3]</text:p>
      <text:p text:style-name="P8"/>
      <text:p text:style-name="P5">c. Cuenta el número de empleados del departamento 10</text:p>
      <text:p text:style-name="P8">count(//EMP_ROW[DEPT_NO=10])</text:p>
      <text:p text:style-name="P8"/>
      <text:p text:style-name="P5">d. Obtén la suma de SALARIO de los empleados del DEPT_NO =20</text:p>
      <text:p text:style-name="P5"><text:span text:style-name="T1">sum(//EMP_ROW[DEPT_NO=20]/SALARIO)</text:span></text:p>
      <text:p text:style-name="P5"><text:span text:style-name="T1"/></text:p>
      <text:p text:style-name="P5">e. Obtén el salario máximo, el mínimo de los empleados con OFICIO=ANALISTA</text:p>
      <text:p text:style-name="P5"><text:span text:style-name="T1">max(//EMP_ROW[OFICIO='ANALISTA']/SALARIO)</text:span></text:p>
      <text:p text:style-name="P5"><text:span text:style-name="T1">min(//EMP_ROW[OFICIO='ANALISTA']/SALARIO)</text:span></text:p>
      <text:p text:style-name="P5"><text:span text:style-name="T1"/></text:p>
      <text:p text:style-name="P5">f. Obtén la media de salario en el DEPT_NO=10</text:p>
      <text:p text:style-name="P8">sum(//EMP_ROW[DEPT_NO=10]/SALARIO) div count(//EMP_ROW[DEPT_NO=10])</text:p>
      <text:p text:style-name="P8"/>
      <text:p text:style-name="P5">g. Devuelve la concatenación de apellido, oficio y salario</text:p>
      <text:p text:style-name="P8">//EMP_ROW/concat(APELLIDO, ' - ', OFICIO, ' - ', SALARIO)</text:p>
      <text:p text:style-name="P8"/>
      <text:p text:style-name="P5">h. Obtén los elementos de los empleados cuyo apellido empieza por ‘A’</text:p>
      <text:p text:style-name="P8">//EMP_ROW[starts-with(APELLIDO, 'A')]</text:p>
      <text:p text:style-name="P8"/>
      <text:p text:style-name="P5">i. Devuelve los oficios que contienen la sílaba ‘OR’</text:p>
      <text:p text:style-name="P6">//OFICIO[contains(., 'OR')]</text:p>
      <text:p text:style-name="P6"/>
      <text:p text:style-name="P5">j. Obtén los datos de los empleados cuyo apellido tiene menos de 4 caracteres</text:p>
      <text:p text:style-name="P6">//EMP_ROW[string-length(APELLIDO) &lt; 4]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8:44:19.698695452</meta:creation-date>
    <dc:date>2024-11-29T18:57:03.334863739</dc:date>
    <meta:editing-duration>PT2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42" meta:word-count="636" meta:character-count="4721" meta:non-whitespace-character-count="4189"/>
  </office:meta>
</office:document-meta>
</file>